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2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1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78cm" svg:height="0.837cm" svg:x="21.538cm" svg:y="7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77cm" svg:height="0.837cm" svg:x="16.432cm" svg:y="16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14.075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20.443cm" svg:y="1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15.593cm" svg:y="9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17.234cm" svg:y="5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11.908cm" svg:y="19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24.64cm" svg:y="8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77cm" svg:height="0.837cm" svg:x="18.961cm" svg:y="1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78cm" svg:height="0.837cm" svg:x="16.652cm" svg:y="0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06T16:48:58.938622726</meta:creation-date>
    <dc:date>2017-02-20T16:00:16.905623077</dc:date>
    <dc:creator>rete </dc:creator>
    <meta:editing-duration>PT26M3S</meta:editing-duration>
    <meta:editing-cycles>7</meta:editing-cycles>
    <meta:generator>LibreOffice/4.3.3.2$Linux_x86 LibreOffice_project/430m0$Build-2</meta:generator>
    <meta:document-statistic meta:object-count="10"/>
  </office:meta>
</office:document-meta>
</file>